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4c7bb05" officeooo:paragraph-rsid="04cc9ec6"/>
    </style:style>
    <style:style style:name="P5" style:family="paragraph" style:parent-style-name="Text_20_body">
      <style:paragraph-properties fo:text-align="start" style:justify-single-word="false" style:writing-mode="lr-tb"/>
      <style:text-properties officeooo:rsid="04c7bb05" officeooo:paragraph-rsid="04c7bb05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4c7ccb4" officeooo:paragraph-rsid="04c7ccb4"/>
    </style:style>
    <style:style style:name="P7" style:family="paragraph" style:parent-style-name="Text_20_body">
      <style:paragraph-properties fo:text-align="end" style:justify-single-word="false" style:writing-mode="rl-tb"/>
      <style:text-properties officeooo:rsid="04c7bb05" officeooo:paragraph-rsid="04c7bb05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4c7ccb4" officeooo:paragraph-rsid="04c7ccb4"/>
    </style:style>
    <style:style style:name="P9" style:family="paragraph" style:parent-style-name="Heading_20_2">
      <style:text-properties officeooo:rsid="049395cc" officeooo:paragraph-rsid="04c7bb05"/>
    </style:style>
    <style:style style:name="P10" style:family="paragraph" style:parent-style-name="Heading_20_2">
      <style:text-properties officeooo:rsid="049395cc" officeooo:paragraph-rsid="04d31963"/>
    </style:style>
    <style:style style:name="P11" style:family="paragraph" style:parent-style-name="Text_20_body">
      <style:paragraph-properties fo:text-align="start" style:justify-single-word="false" style:writing-mode="lr-tb"/>
      <style:text-properties style:font-name="David CLM" fo:font-weight="normal" officeooo:rsid="06c09964" officeooo:paragraph-rsid="04c7ccb4" style:font-weight-asian="normal" style:font-name-complex="David CLM" style:font-weight-complex="normal"/>
    </style:style>
    <style:style style:name="P12" style:family="paragraph" style:parent-style-name="Text_20_body">
      <style:paragraph-properties fo:line-height="100%"/>
      <style:text-properties officeooo:rsid="04c19bce" officeooo:paragraph-rsid="04c19bce"/>
    </style:style>
    <style:style style:name="P13" style:family="paragraph" style:parent-style-name="Text_20_body">
      <style:paragraph-properties fo:line-height="100%"/>
      <style:text-properties officeooo:rsid="04e1967f" officeooo:paragraph-rsid="04e1967f"/>
    </style:style>
    <style:style style:name="P14" style:family="paragraph" style:parent-style-name="Text_20_body">
      <style:paragraph-properties fo:line-height="100%"/>
      <style:text-properties officeooo:rsid="04e1967f" officeooo:paragraph-rsid="04fb7978"/>
    </style:style>
    <style:style style:name="P15" style:family="paragraph" style:parent-style-name="Text_20_body">
      <style:text-properties officeooo:rsid="04c7bb05" officeooo:paragraph-rsid="04eb3b30"/>
    </style:style>
    <style:style style:name="P16" style:family="paragraph" style:parent-style-name="Text_20_body">
      <style:paragraph-properties fo:line-height="100%"/>
      <style:text-properties officeooo:rsid="04af6545" officeooo:paragraph-rsid="04af6545"/>
    </style:style>
    <style:style style:name="P17" style:family="paragraph" style:parent-style-name="Text_20_body">
      <style:text-properties officeooo:rsid="04f848ed" officeooo:paragraph-rsid="04f848ed"/>
    </style:style>
    <style:style style:name="P18" style:family="paragraph" style:parent-style-name="Text_20_body">
      <style:text-properties officeooo:rsid="04f848ed" officeooo:paragraph-rsid="04f9a626"/>
    </style:style>
    <style:style style:name="P19" style:family="paragraph" style:parent-style-name="Text_20_body">
      <style:text-properties officeooo:rsid="04f9a626" officeooo:paragraph-rsid="04f9a626"/>
    </style:style>
    <style:style style:name="P20" style:family="paragraph" style:parent-style-name="Text_20_body">
      <style:text-properties officeooo:rsid="04c7ccb4" officeooo:paragraph-rsid="04d57ee7"/>
    </style:style>
    <style:style style:name="P21" style:family="paragraph" style:parent-style-name="Text_20_body">
      <style:paragraph-properties fo:line-height="100%"/>
      <style:text-properties officeooo:rsid="04fe6730" officeooo:paragraph-rsid="04fe6730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Courier New" fo:font-size="10pt" fo:language="en" fo:country="US" officeooo:paragraph-rsid="04eaa0f9" style:font-size-asian="10pt" style:language-asian="en" style:country-asian="US" style:font-name-complex="Times New Roman1" style:font-size-complex="10pt" style:language-complex="he" style:country-complex="IL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Courier New" fo:font-size="10pt" fo:language="en" fo:country="US" officeooo:paragraph-rsid="04ee896a" style:font-size-asian="10pt" style:language-asian="en" style:country-asian="US" style:font-name-complex="Times New Roman1" style:font-size-complex="10pt" style:language-complex="he" style:country-complex="IL"/>
    </style:style>
    <style:style style:name="P24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Courier New" fo:font-size="10pt" fo:language="en" fo:country="US" officeooo:paragraph-rsid="04f06a7b" style:font-size-asian="10pt" style:language-asian="en" style:country-asian="US" style:font-name-complex="Times New Roman1" style:font-size-complex="10pt" style:language-complex="he" style:country-complex="IL"/>
    </style:style>
    <style:style style:name="P25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Courier New" fo:font-size="10pt" fo:language="en" fo:country="US" officeooo:paragraph-rsid="04f49ca8" style:font-size-asian="10pt" style:language-asian="en" style:country-asian="US" style:font-name-complex="Times New Roman1" style:font-size-complex="10pt" style:language-complex="he" style:country-complex="IL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color="#00000a" style:font-name="Courier New" fo:font-size="10pt" fo:language="en" fo:country="US" officeooo:paragraph-rsid="04eaa0f9" style:font-size-asian="10pt" style:language-asian="en" style:country-asian="US" style:font-name-complex="Times New Roman1" style:font-size-complex="10pt" style:language-complex="he" style:country-complex="IL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Times New Roman" fo:font-size="12pt" fo:language="en" fo:country="US" officeooo:paragraph-rsid="04eaa0f9" style:font-size-asian="12pt" style:language-asian="en" style:country-asian="US" style:font-name-complex="Times New Roman1" style:font-size-complex="12pt" style:language-complex="he" style:country-complex="IL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fo:color="#00000a" style:font-name="Times New Roman (Hebrew)" fo:font-size="12pt" fo:language="en" fo:country="US" officeooo:paragraph-rsid="04eaa0f9" style:font-size-asian="12pt" style:language-asian="en" style:country-asian="US" style:font-name-complex="Times New Roman (Hebrew)1" style:font-size-complex="12pt" style:language-complex="he" style:country-complex="IL"/>
    </style:style>
    <style:style style:name="P29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officeooo:paragraph-rsid="04f236c6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officeooo:rsid="04c7ccb4" officeooo:paragraph-rsid="04f236c6"/>
    </style:style>
    <style:style style:name="P31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4eaa0f9"/>
    </style:style>
    <style:style style:name="P32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fo:color="#00000a" style:font-name="Times New Roman" fo:font-size="12pt" fo:language="en" fo:country="US" officeooo:paragraph-rsid="04eaa0f9" style:font-size-asian="12pt" style:language-asian="en" style:country-asian="US" style:font-name-complex="Times New Roman1" style:font-size-complex="12pt" style:language-complex="he" style:country-complex="IL"/>
    </style:style>
    <style:style style:name="P33" style:family="paragraph" style:parent-style-name="Heading_20_1">
      <style:paragraph-properties fo:line-height="100%"/>
      <style:text-properties officeooo:rsid="04af6545" officeooo:paragraph-rsid="04af6545"/>
    </style:style>
    <style:style style:name="P34" style:family="paragraph" style:parent-style-name="Heading_20_2">
      <style:text-properties officeooo:paragraph-rsid="04a7a5e8"/>
    </style:style>
    <style:style style:name="P35" style:family="paragraph" style:parent-style-name="Heading_20_2">
      <style:text-properties officeooo:paragraph-rsid="04fb7978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fo:font-weight="bold" officeooo:rsid="04c7ccb4" style:font-weight-asian="bold" style:font-weight-complex="bold"/>
    </style:style>
    <style:style style:name="T4" style:family="text">
      <style:text-properties officeooo:rsid="04c7ccb4"/>
    </style:style>
    <style:style style:name="T5" style:family="text">
      <style:text-properties officeooo:rsid="04cc9ec6"/>
    </style:style>
    <style:style style:name="T6" style:family="text">
      <style:text-properties officeooo:rsid="04d31963"/>
    </style:style>
    <style:style style:name="T7" style:family="text">
      <style:text-properties officeooo:rsid="04d52812"/>
    </style:style>
    <style:style style:name="T8" style:family="text">
      <style:text-properties officeooo:rsid="04db33c5"/>
    </style:style>
    <style:style style:name="T9" style:family="text">
      <style:text-properties officeooo:rsid="04dcb650"/>
    </style:style>
    <style:style style:name="T10" style:family="text">
      <style:text-properties officeooo:rsid="04e1967f"/>
    </style:style>
    <style:style style:name="T11" style:family="text">
      <style:text-properties officeooo:rsid="04e2a597"/>
    </style:style>
    <style:style style:name="T12" style:family="text">
      <style:text-properties officeooo:rsid="04e8a54a"/>
    </style:style>
    <style:style style:name="T13" style:family="text"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14" style:family="text">
      <style:text-properties fo:color="#00000a" style:font-name="Times New Roman (Hebrew)" fo:font-size="12pt" fo:language="en" fo:country="US" officeooo:rsid="04f0fbf0" style:font-size-asian="12pt" style:language-asian="en" style:country-asian="US" style:font-name-complex="Times New Roman (Hebrew)1" style:font-size-complex="12pt" style:language-complex="he" style:country-complex="IL"/>
    </style:style>
    <style:style style:name="T15" style:family="text">
      <style:text-properties fo:color="#00000a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16" style:family="text">
      <style:text-properties fo:color="#00000a" style:font-name="Courier New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17" style:family="text">
      <style:text-properties fo:color="#00000a" style:font-name="Courier New" fo:font-size="12pt" fo:language="en" fo:country="US" officeooo:rsid="04f236c6" style:font-size-asian="12pt" style:language-asian="en" style:country-asian="US" style:font-name-complex="Times New Roman1" style:font-size-complex="12pt" style:language-complex="he" style:country-complex="IL"/>
    </style:style>
    <style:style style:name="T18" style:family="text">
      <style:text-properties officeooo:rsid="04eaa0f9"/>
    </style:style>
    <style:style style:name="T19" style:family="text">
      <style:text-properties officeooo:rsid="04eb3b30"/>
    </style:style>
    <style:style style:name="T20" style:family="text">
      <style:text-properties officeooo:rsid="04ed3c5c"/>
    </style:style>
    <style:style style:name="T21" style:family="text">
      <style:text-properties officeooo:rsid="04f06a7b"/>
    </style:style>
    <style:style style:name="T22" style:family="text">
      <style:text-properties officeooo:rsid="04f2349f"/>
    </style:style>
    <style:style style:name="T23" style:family="text">
      <style:text-properties officeooo:rsid="04f2f306"/>
    </style:style>
    <style:style style:name="T24" style:family="text">
      <style:text-properties officeooo:rsid="04f77ca0"/>
    </style:style>
    <style:style style:name="T25" style:family="text">
      <style:text-properties officeooo:rsid="04f848ed"/>
    </style:style>
    <style:style style:name="T26" style:family="text">
      <style:text-properties officeooo:rsid="04f9a626"/>
    </style:style>
    <style:style style:name="T27" style:family="text">
      <style:text-properties officeooo:rsid="04fb7978"/>
    </style:style>
    <style:style style:name="T28" style:family="text">
      <style:text-properties officeooo:rsid="04ff9a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text:span text:style-name="T1">מטלה</text:span> –<text:span text:style-name="T2"> החלפת בתים וכליות</text:span></text:h>
      <text:p text:style-name="P3">יש לענות על שאלה אחת לבחירתכם.</text:p>
      <text:p text:style-name="P3"/>
      <text:p text:style-name="Heading_20_2">שאלה 1: החלפת בתים – <text:span text:style-name="T4">יעילות ואדישות</text:span></text:p>
      <text:p text:style-name="P13">בהרצאה הוכחנו, שאלגוריתם מעגלי המסחר הוא יעיל פארטו כאשר כל יחסי ההעדפה הם חזקים (אין אדישות). </text:p>
      <text:p text:style-name="P12"><text:span text:style-name="T10">א</text:span>. <text:span text:style-name="T10">הוכיחו (ע"י דוגמה) שאלגוריתם מעגלי המסחר אינו יעיל פארטו כאשר </text:span>יחסי ההעדפה הם לא חזקים (- <text:span text:style-name="T10"><text:s/></text:span>יש אדם שהוא אדיש בין שני בתים).</text:p>
      <text:p text:style-name="P13">ב [מחקרי]. הציעו שיפור לאלגוריתם, כך שיהיה יעיל פארטו גם <text:span text:style-name="T11">כשיש אנשים שהם אדישים בין שני בתים (האלגוריתם עדיין צריך לעודד השתתפות). הדגימו את פעולת האלגוריתם שלכם.</text:span></text:p>
      <text:p text:style-name="P13"/>
      <text:p text:style-name="P35">שאלה <text:span text:style-name="T27">2</text:span>: <text:span text:style-name="T27">הסתברות להחלפה מוצלחת</text:span></text:p>
      <text:p text:style-name="P21">נניח שיש n אנשים עם n בתים, וההעדפות של כל אדם מתפלגות באופן אחיד (ההסתברות שאדם i הכי רוצה את בית j היא 1 חלקי n). מה ההסתברות שאדם מסויים יהיה חלק ממעגל-החלפה בסיבוב הראשון?</text:p>
      <text:p text:style-name="P21">[אם אתם לא מצליחים לפתור לכל n, נסו לפתור לערכים קטנים, למשל 2, 3, וכו'..]</text:p>
      <text:p text:style-name="P14"/>
      <text:p text:style-name="P10">שאלה <text:span text:style-name="T27">3</text:span>: <text:span text:style-name="T6">החלפת משמרות בפייתון</text:span></text:p>
      <text:p text:style-name="P15">כיתבו <text:span text:style-name="T12">פונקציה בפייתון המבצעת החלפת משמרות בין עובדים, בעזרת אלגוריתם מעגלי המסחר. העזרו במחלקה הבאה (ניתן לשנות לפי הצורך):</text:span></text:p>
      <text:p text:style-name="P22"><text:span text:style-name="T18">class </text:span>Worker:</text:p>
      <text:p text:style-name="P23"><text:tab/>name: <text:s text:c="9"/><text:span text:style-name="T19">str</text:span> <text:s text:c="3"/></text:p>
      <text:p text:style-name="P23"><text:span text:style-name="T19"><text:s text:c="12"/># W</text:span>orker name, for display.</text:p>
      <text:p text:style-name="P22"><text:tab/>preferences: <text:s text:c="2"/><text:span text:style-name="T19">list</text:span> <text:s text:c="2"/></text:p>
      <text:p text:style-name="P22"><text:tab/><text:tab/><text:span text:style-name="T19">#</text:span> preferences[0] is the best shift for the worker.</text:p>
      <text:p text:style-name="P22"><text:tab/><text:tab/><text:span text:style-name="T19">#</text:span> preferences[1] is the 2nd-best shift for the worker. etc...</text:p>
      <text:p text:style-name="P22"><text:tab/>current_shift: <text:s/><text:span text:style-name="T19">int</text:span></text:p>
      <text:p text:style-name="P22"><text:tab/><text:tab/><text:span text:style-name="T19">#</text:span> The shift to which the worker is currently assigned</text:p>
      <text:p text:style-name="P22"/>
      <text:p text:style-name="P24"/>
      <text:p text:style-name="P26"/>
      <text:p text:style-name="P31"><text:span text:style-name="T13">הפונקציה מקבלת כקלט וקטור עם כל העובדים במערכת (לכל עובד רשום סדר העדיפויות שלו והמשמרת הנוכחית שלו), </text:span><text:span text:style-name="T14">וכותבת למסך </text:span><text:span text:style-name="T13">את השינויים שיש לבצע בלוח השיבוצים</text:span><text:span text:style-name="T15">, </text:span><text:span text:style-name="T13">למשל</text:span><text:span text:style-name="T15">:</text:span></text:p>
      <text:p text:style-name="P27">Avraham moves from shift <text:span text:style-name="T22">0 </text:span>to shift <text:span text:style-name="T22">1</text:span>.</text:p>
      <text:p text:style-name="P32">Isaac moves from shift <text:span text:style-name="T22">1 </text:span>to shift <text:span text:style-name="T22">2</text:span>.<text:line-break/><text:span text:style-name="T22">Yaakov moves from shift 2 to shift 0.</text:span></text:p>
      <text:p text:style-name="P28"><text:soft-page-break/>כותרת הפונקציה:</text:p>
      <text:p text:style-name="P25"><text:span text:style-name="T20">def</text:span> <text:span text:style-name="T23">exchange_shifts</text:span> (workers: <text:span text:style-name="T21">List[Worker]</text:span>)</text:p>
      <text:p text:style-name="P26"/>
      <text:p text:style-name="P29"><text:span text:style-name="T17">בדקו את הפונקציה בעזרת doctest.</text:span><text:span text:style-name="T16"> </text:span></text:p>
      <text:p text:style-name="P30"><text:span text:style-name="T16"/></text:p>
      <text:p text:style-name="P30"><text:span text:style-name="T16"/></text:p>
      <text:p text:style-name="P34">שאלה <text:span text:style-name="T28">4</text:span>: <text:span text:style-name="T25">הסתברות להחלפת כליות</text:span></text:p>
      <text:p text:style-name="P17">לצורך השאלה, הניחו שהתאמה בין תורם לחולה תלויה רק בסוג הדם, ושההסתברות לכל סוג דם (O, A, B, AB) היא בדיוק רבע.</text:p>
      <text:p text:style-name="P18">א. נניח שאדם חולה וזקוק לכליה, ואשתו בריאה ומוכנה לתרום לו. מה ההסתברות שהכליה מתאימה?</text:p>
      <text:p text:style-name="P17">ב. <text:span text:style-name="T26">נניח שיש שני זוגות כמו בסעיף א. מה ההסתברות שאפשר לבצע החלפת-כליות מוצלחת? בכמה ההחלפה משפרת את סיכויי ההצלה של כל אחד מהחולים?</text:span></text:p>
      <text:p text:style-name="P19">בסעיפים הבאים נניח שיש שלושה זוגות כמו בסעיף א. </text:p>
      <text:p text:style-name="P19">ג. מה ההסתברות שאפשר לבצע החלפת-כליות מוצלחת, אם החלפות מתבצעות בזוגות בלבד?</text:p>
      <text:p text:style-name="P19">ד. מה ההסתברות שאפשר לבצע החלפת-כליות בשלשה, בכמה ההחלפה משפרת את סיכויי ההצלה של החולים?</text:p>
      <text:p text:style-name="P20"/>
      <text:p text:style-name="P9">שאלה <text:span text:style-name="T28">5</text:span>: <text:span text:style-name="T7">החלפת כליות בפייתון</text:span></text:p>
      <text:p text:style-name="P4">כיתבו <text:span text:style-name="T5">פונקציה</text:span> המקבלת מטריצת התאמה בין זוגות, ומוצאת <text:span text:style-name="T4">מעגלים </text:span><text:span text:style-name="T3">באורך 2 או באורך 3</text:span><text:span text:style-name="T4">, כך שמספר המושתלים הכולל הוא הגבוה ביותר. הפונקציה לא חייבת להיות יעילה חישובית (אפשר לכתוב פתרון brute force). <text:s text:c="2"/>כותרת אפשרית לפונקציה:</text:span></text:p>
      <text:p text:style-name="P5"><text:span text:style-name="T8">def</text:span> find_max_matches (compatible: <text:span text:style-name="T9">List[List[bool]]</text:span>): ...</text:p>
      <text:p text:style-name="P7"><text:span text:style-name="T5">המטריצה </text:span>compatible מתאר<text:span text:style-name="T5">ת</text:span> <text:span text:style-name="T5">התאמה בין תורם לחולה. <text:s text:c="2"/></text:span>למשל compatible[1<text:span text:style-name="T4">1</text:span>,2<text:span text:style-name="T4">2</text:span>]==<text:span text:style-name="T9">T</text:span>rue אומר שתורם מספר <text:span text:style-name="T4">11</text:span> יכול לתרום לחולה מספר <text:span text:style-name="T4">22</text:span>; <text:s/>compatible[2<text:span text:style-name="T4">2</text:span>,1<text:span text:style-name="T4">1</text:span>]==<text:span text:style-name="T9">T</text:span>rue אומר שתורם מספר <text:span text:style-name="T4">22</text:span> יכול לתרום לחולה מספר <text:span text:style-name="T4">11 (שימו לב – המטריצה לא בהכרח סימטרית).</text:span></text:p>
      <text:p text:style-name="P8">פלט לדוגמה:</text:p>
      <text:p text:style-name="P6">Length 2 cycle: 11→22 and 22→11 </text:p>
      <text:p text:style-name="P6">Length 3 cycle: 44→55 and 55→99 and 99→44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07T12:03:20.051515645</dc:date>
    <meta:editing-duration>P9DT8H51M33S</meta:editing-duration>
    <meta:editing-cycles>1137</meta:editing-cycles>
    <dc:creator>Erel Segal-Halevi</dc:creator>
    <meta:document-statistic meta:table-count="0" meta:image-count="0" meta:object-count="0" meta:page-count="2" meta:paragraph-count="41" meta:word-count="469" meta:character-count="2742" meta:non-whitespace-character-count="2261"/>
  </office:meta>
</office:document-meta>
</file>